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142</text:span><text:line-break/> Arco 141 – Risulta finanziato dall’Università de’ Carrozzieri.<text:line-break/>Lunetta a fresco (civico 157/B) con una Madonna di San Luca tra due santi monaci e con l’epigrafe oggi non più leggibile (<text:span text:style-name="Emphasis">Gabriella Gherardi):</text:span></text:p>
        </text:list-item>
      </text:list>
      <text:p text:style-name="P2">“Di molti carogeri unito lo zelo<text:line-break/>per man di santi loro protetori<text:line-break/>con quest’ archo a’ maria tributa i cori<text:line-break/>perché si degni esser lor guida al cielo”</text:p>
      <text:list xml:id="list31717605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44:49.62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64" meta:character-count="363"/>
  </office:meta>
</office:document-meta>
</file>